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fo:font-size="14pt" style:font-size-asian="14pt" style:font-size-complex="14pt"/>
    </style:style>
    <style:style style:name="P2" style:parent-style-name="Standard" style:family="paragraph">
      <style:text-properties fo:font-size="16pt" style:font-size-asian="16pt" style:font-size-complex="16pt"/>
    </style:style>
    <style:style style:name="P3" style:parent-style-name="Standard" style:family="paragraph">
      <style:text-properties fo:font-size="16pt" style:font-size-asian="16pt" style:font-size-complex="16pt"/>
    </style:style>
    <style:style style:name="P4" style:parent-style-name="Standard" style:list-style-name="LFO1" style:family="paragraph"/>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style="italic" style:font-style-asian="italic" style:font-style-complex="italic"/>
    </style:style>
    <style:style style:name="P7" style:parent-style-name="Standard" style:list-style-name="LFO1" style:family="paragraph"/>
    <style:style style:name="T8" style:parent-style-name="DefaultParagraphFont" style:family="text">
      <style:text-properties fo:font-weight="bold" style:font-weight-asian="bold" style:font-weight-complex="bold"/>
    </style:style>
    <style:style style:name="P9" style:parent-style-name="Standard" style:list-style-name="LFO1" style:family="paragraph"/>
    <style:style style:name="P10" style:parent-style-name="Standard" style:family="paragraph">
      <style:text-properties fo:font-size="16pt" style:font-size-asian="16pt" style:font-size-complex="16pt"/>
    </style:style>
    <style:style style:name="P11" style:parent-style-name="Standard" style:family="paragraph">
      <style:text-properties fo:font-size="16pt" style:font-size-asian="16pt" style:font-size-complex="16pt"/>
    </style:style>
    <style:style style:name="P12" style:parent-style-name="Standard" style:list-style-name="LFO2" style:family="paragraph"/>
    <style:style style:name="P13" style:parent-style-name="Standard" style:list-style-name="LFO2" style:family="paragraph"/>
    <style:style style:name="P14" style:parent-style-name="Standard" style:list-style-name="LFO2" style:family="paragraph"/>
  </office:automatic-styles>
  <office:body>
    <office:text text:use-soft-page-breaks="true">
      <text:p text:style-name="P1">*Note: Changes are in no particular order.</text:p>
      <text:p text:style-name="P2"/>
      <text:p text:style-name="P3">Small Changes</text:p>
      <text:list text:style-name="LFO1" text:continue-numbering="true">
        <text:list-item>
          <text:p text:style-name="P4">In the servlet<text:s/><text:span text:style-name="T5">GameOver<text:s/></text:span>function<text:s/><text:span text:style-name="T6">makeHtmlPage</text:span>, creating the board element requires turnNumber already be known. Make it not so</text:p>
        </text:list-item>
        <text:list-item>
          <text:p text:style-name="P7">Servlet<text:s/><text:span text:style-name="T8">MakeMove<text:s/></text:span>uses the current turn number to determine if the client &amp; server are synced. It’s possible that the client has the same turn number, but is still looking at an old game version. This can be fixed with another element that checks if the client’s game iteration is the same as the server’s.</text:p>
        </text:list-item>
        <text:list-item>
          <text:p text:style-name="P9">Check all packages for classes with functions that aren’t used. Delete them if they’re not useful.</text:p>
        </text:list-item>
      </text:list>
      <text:p text:style-name="P10"/>
      <text:p text:style-name="P11">Big Changes</text:p>
      <text:list text:style-name="LFO2" text:continue-numbering="true">
        <text:list-item>
          <text:p text:style-name="P12">Use a SQL database to hold different accounts, lobbies &amp; the locations of their save files,<text:s/>etc.</text:p>
        </text:list-item>
        <text:list-item>
          <text:p text:style-name="P13">Use sessions to differentiate players</text:p>
        </text:list-item>
        <text:list-item>
          <text:p text:style-name="P14">Restrict the number of players that control a game instance to a max of 2</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lafandoom leon</dc:creator>
    <meta:creation-date>2019-09-10T00:18:00Z</meta:creation-date>
    <dc:date>2021-03-08T02:56:00Z</dc:date>
    <meta:template xlink:href="Normal.dotm" xlink:type="simple"/>
    <meta:editing-cycles>3</meta:editing-cycles>
    <meta:editing-duration>PT360S</meta:editing-duration>
    <meta:document-statistic meta:page-count="1" meta:paragraph-count="1" meta:word-count="121" meta:character-count="811" meta:row-count="5" meta:non-whitespace-character-count="691"/>
  </office:meta>
</office:document-meta>
</file>